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ular expression: Searches a string of text, symbols<text:line-break/><text:line-break/>Search; Validate, find, replace, split, group searches<text:line-break/>Flags → Global, match anywhere in the string. Without global only first result will get got<text:line-break/><text:line-break/>”[]” <text:line-break/><text:line-break/><text:line-break/>e* as many as possible in a row, at least one<text:line-break/><text:line-break/>ea? : What is directely before is obligatory, what is next to '?' is optional and only in company of first<text:line-break/><text:line-break/> .at Whatever as prefix to at, entire word except \\n<text:line-break/><text:line-break/>\w word<text:line-break/>\s whitespace<text:line-break/>\S not a whitespace<text:line-break/>\W not a word<text:line-break/>\w{4,5}; Word within the length inte rval specified inside '{}'<text:line-break/>() - Denotes collection of ranges and specified characters inside.<text:line-break/>Specific operators:<text:line-break/>^negation, only when in collection : Not<text:line-break/>[a-p[m-d]] : union either or <text:line-break/> <text:s/>| or<text:line-break/>(t|e|r){2,3}\. : Matches any period preceded by two to three characters from the selection<text:line-break/>str\*eet.*\<text:line-break/>e{2,3} → Where e repeats 2-3 times<text:line-break/>re{2,3} → r and then e 2-3 times<text:line-break/>(re){2,3} → Everytime ”rere” comes 2-3 times in a row<text:line-break/>^ start of line when on its own<text:line-break/>$ → End of line<text:line-break/>(?&lt;=thingToLookAheadOf) → Positive look-behind, takes that which is after the expression-marker<text:line-break/>(?&lt;! thingToLookBehind) → Negative look-behind, <text:line-break/><text:tab/><text:tab/><text:tab/><text:tab/><text:tab/><text:line-break/>\d → Digit, can be combined \d{}<text:line-break/><text:line-break/>Pattern : Instantiated/constructed with public Static .compile(”regExPattern”) → Returns Pattern object</text:p>
      <text:p text:style-name="Standard">Matcher: Interprets the pattern and performs match operations against input string<text:line-break/>Instantiated/constructed by invoking .matcher() on a Pattern-object<text:line-break/> ; This structure gives a very rigid construction sequence where the patternObject is created as a return via a method and the subsequent Matcher must be generated via an operation on the PatternObject.<text:line-break/><text:line-break/>Ex:<text:line-break/><text:line-break/>Pattern regExPattern = Pattern.compile(”[A-Z].[fk]e”); → First character is a large letter. Second is any character. Third is either f or k. Last one is e<text:line-break/>Matcher matcher = pattern.matcher(”Like”);<text:line-break/>boolean matches = matcher.matches(); → True<text:line-break/>matcher.find(stringIn) overloaded (1); → Returns next expression that matches the pattern within <text:soft-page-break/>the same input string by starting at the very first index of that string<text:line-break/>boolean match;<text:line-break/>Patter = ”[A-Z][a-z]” → Matcher matcher = pattern.matcher(”GeEkIfic”);<text:line-break/>for int (i = 0; i &lt; 5 ; i++){<text:line-break/>match = matcher.find();<text:line-break/>Sout(match);<text:line-break/><text:line-break/><text:line-break/>}<text:line-break/><text:line-break/><text:line-break/>→ {true,true,true,false,false} ; Because once arriving on i it directly see this will not match Pattern so it checks the next index, this index is a small letter → Not acc. Pattern ”[A-Z][a-z]” → c neither follows this pattern, false false.<text:line-break/><text:line-break/>(1) matcher.find(int startIndexOfSearch);<text:line-break/>if(matcher.matches) <text:line-break/>{<text:line-break/>sout(matcher.groupCount()) → The number of specified groups, useful for both number of property-value pairs and nmbr of objects<text:line-break/>}<text:line-break/><text:line-break/>replaceFirst()/replaceAll()<text:line-break/>→ replaces first or all occurences matching a specific pattern with the inparameter<text:line-break/><text:line-break/>Ex: <text:line-break/>” '1((\\[)(\\”)(.*)(\\”))1'\\,\\[ (?&lt;=((^\\”.*\\].*\\”)\\]))<text:line-break/>Detta borde objektnamn som group(3), attributnamn värde-par-samlingar mellan {} group(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B</meta:initial-creator>
    <meta:creation-date>2023-12-01T21:59:00</meta:creation-date>
    <meta:document-statistic meta:table-count="0" meta:image-count="0" meta:object-count="0" meta:page-count="2" meta:paragraph-count="2" meta:word-count="440" meta:character-count="2904"/>
    <dc:date>2023-12-05T21:40:25</dc:date>
    <dc:creator>Sam B</dc:creator>
    <meta:editing-duration>P3DT2H9M8S</meta:editing-duration>
    <meta:editing-cycles>1</meta:editing-cycles>
    <meta:generator>OpenOffice/4.1.13$Unix OpenOffice.org_project/4113m1$Build-9810</meta:generator>
  </office:meta>
</office:document-meta>
</file>